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P2" style:family="paragraph" style:parent-style-name="Standard">
      <style:paragraph-properties fo:text-align="end" style:justify-single-word="false"/>
      <style:text-properties style:font-name="Times New Roman" fo:font-weight="normal" officeooo:rsid="00a0ac45" officeooo:paragraph-rsid="00a0ac45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Times New Roman" fo:font-weight="normal" officeooo:rsid="00a0ac45" officeooo:paragraph-rsid="00acd4a4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style:font-name="Times New Roman" fo:font-weight="normal" officeooo:rsid="00a0ac45" officeooo:paragraph-rsid="00ae9738" style:font-weight-asian="normal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Times New Roman" fo:font-weight="normal" officeooo:rsid="00a0ac45" officeooo:paragraph-rsid="00b84962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weight="normal" officeooo:rsid="00a0ac45" officeooo:paragraph-rsid="00a0ac45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weight="normal" officeooo:rsid="00a0ac45" officeooo:paragraph-rsid="00a0ac45" style:font-weight-asian="normal" style:font-weight-complex="normal"/>
    </style:style>
    <style:style style:name="P8" style:family="paragraph" style:parent-style-name="Standard">
      <style:paragraph-properties fo:text-align="end" style:justify-single-word="false"/>
      <style:text-properties style:font-name="Times New Roman" fo:font-weight="normal" officeooo:rsid="00a66a71" officeooo:paragraph-rsid="00a66a71" style:font-weight-asian="normal" style:font-weight-complex="normal"/>
    </style:style>
    <style:style style:name="P9" style:family="paragraph" style:parent-style-name="Standard">
      <style:paragraph-properties fo:text-align="end" style:justify-single-word="false"/>
      <style:text-properties style:font-name="Times New Roman" fo:font-weight="normal" officeooo:rsid="00a9fe5b" officeooo:paragraph-rsid="00a9fe5b" style:font-weight-asian="normal" style:font-weight-complex="normal"/>
    </style:style>
    <style:style style:name="P10" style:family="paragraph" style:parent-style-name="Standard">
      <style:paragraph-properties fo:text-align="end" style:justify-single-word="false"/>
      <style:text-properties style:font-name="Times New Roman" fo:font-weight="normal" officeooo:rsid="00a9fe5b" officeooo:paragraph-rsid="00acd4a4" style:font-weight-asian="normal" style:font-weight-complex="normal"/>
    </style:style>
    <style:style style:name="P11" style:family="paragraph" style:parent-style-name="Standard">
      <style:paragraph-properties fo:text-align="end" style:justify-single-word="false"/>
      <style:text-properties style:font-name="Times New Roman" fo:font-weight="normal" officeooo:rsid="00a9fe5b" officeooo:paragraph-rsid="00ae9738" style:font-weight-asian="normal" style:font-weight-complex="normal"/>
    </style:style>
    <style:style style:name="P12" style:family="paragraph" style:parent-style-name="Standard">
      <style:paragraph-properties fo:text-align="end" style:justify-single-word="false"/>
      <style:text-properties style:font-name="Times New Roman" fo:font-weight="normal" officeooo:rsid="00a9fe5b" officeooo:paragraph-rsid="00b84962" style:font-weight-asian="normal" style:font-weight-complex="normal"/>
    </style:style>
    <style:style style:name="P13" style:family="paragraph" style:parent-style-name="Text_20_body">
      <style:paragraph-properties fo:text-align="start" style:justify-single-word="false"/>
      <style:text-properties style:font-name="Times New Roman" fo:font-weight="normal" officeooo:rsid="00ac7a27" officeooo:paragraph-rsid="00ac7a27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4pt" style:text-underline-style="none" fo:font-weight="bold" officeooo:rsid="00ac264e" officeooo:paragraph-rsid="00ac264e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4pt" style:text-underline-style="none" fo:font-weight="bold" officeooo:rsid="00ac264e" officeooo:paragraph-rsid="00ae9738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a66a71" officeooo:paragraph-rsid="00ac264e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a66a71" officeooo:paragraph-rsid="00ae9738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a66a71" officeooo:paragraph-rsid="00b84962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4pt" style:text-underline-style="none" fo:font-weight="normal" officeooo:rsid="00a66a71" officeooo:paragraph-rsid="00acd4a4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end" style:justify-single-word="false"/>
      <style:text-properties style:font-name="Times New Roman" fo:font-size="14pt" style:text-underline-style="none" fo:font-weight="normal" officeooo:rsid="00a66a71" officeooo:paragraph-rsid="00ae9738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end" style:justify-single-word="false"/>
      <style:text-properties style:font-name="Times New Roman" fo:font-size="14pt" style:text-underline-style="none" fo:font-weight="normal" officeooo:rsid="00a66a71" officeooo:paragraph-rsid="00b84962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4pt" fo:font-style="italic" style:text-underline-style="none" fo:font-weight="bold" officeooo:rsid="00b84962" officeooo:paragraph-rsid="00b84962" style:font-size-asian="14pt" style:font-style-asian="italic" style:font-weight-asian="bold" style:font-size-complex="14pt" style:font-style-complex="italic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4pt" fo:font-style="normal" style:text-underline-style="solid" style:text-underline-width="auto" style:text-underline-color="font-color" fo:font-weight="normal" officeooo:rsid="00b84962" officeooo:paragraph-rsid="00b84962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4pt" fo:font-style="normal" style:text-underline-style="none" fo:font-weight="normal" officeooo:rsid="00b84962" officeooo:paragraph-rsid="00b84962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ize="14pt" fo:font-style="normal" style:text-underline-style="none" fo:font-weight="normal" officeooo:rsid="00ba54f1" officeooo:paragraph-rsid="00ba54f1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size="12pt" style:text-underline-style="none" fo:font-weight="bold" officeooo:rsid="00ac264e" officeooo:paragraph-rsid="00ac264e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Times New Roman" fo:font-size="12pt" style:text-underline-style="none" fo:font-weight="bold" officeooo:rsid="00ac264e" officeooo:paragraph-rsid="00ae9738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Times New Roman" fo:font-size="12pt" style:text-underline-style="none" fo:font-weight="bold" officeooo:rsid="00ae9738" officeooo:paragraph-rsid="00ae9738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bold" officeooo:rsid="00ae9738" officeooo:paragraph-rsid="00ae9738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ac264e" officeooo:paragraph-rsid="00ac264e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a22836" officeooo:paragraph-rsid="00adb4a1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center" style:justify-single-word="false"/>
      <style:text-properties style:font-name="Times New Roman" fo:font-size="12pt" style:text-underline-style="none" fo:font-weight="normal" officeooo:rsid="00a0ac45" officeooo:paragraph-rsid="00b84962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0ac264e" officeooo:paragraph-rsid="00ac264e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0af41e5" officeooo:paragraph-rsid="00af41e5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0a22836" officeooo:paragraph-rsid="00ac7a27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officeooo:rsid="00b84962" officeooo:paragraph-rsid="00b84962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officeooo:rsid="00b84962" officeooo:paragraph-rsid="00b90c98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officeooo:rsid="00b84962" officeooo:paragraph-rsid="00ba54f1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Text_20_body">
      <style:paragraph-properties fo:text-align="center" style:justify-single-word="false"/>
      <style:text-properties style:font-name="Times New Roman" officeooo:rsid="00a0ac45" officeooo:paragraph-rsid="00a0ac45"/>
    </style:style>
    <style:style style:name="P40" style:family="paragraph" style:parent-style-name="Standard">
      <style:paragraph-properties fo:text-align="center" style:justify-single-word="false"/>
      <style:text-properties officeooo:rsid="00a0ac45" officeooo:paragraph-rsid="00a0ac45"/>
    </style:style>
    <style:style style:name="P41" style:family="paragraph" style:parent-style-name="Standard">
      <style:paragraph-properties fo:text-align="center" style:justify-single-word="false"/>
      <style:text-properties officeooo:rsid="00a0ac45" officeooo:paragraph-rsid="00acd4a4"/>
    </style:style>
    <style:style style:name="P42" style:family="paragraph" style:parent-style-name="Standard">
      <style:paragraph-properties fo:text-align="center" style:justify-single-word="false"/>
      <style:text-properties fo:font-size="12pt" fo:font-weight="bold" officeooo:rsid="00a22836" officeooo:paragraph-rsid="00a5db55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center" style:justify-single-word="false"/>
      <style:text-properties fo:font-size="12pt" fo:font-weight="bold" officeooo:rsid="00a22836" officeooo:paragraph-rsid="00acd4a4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a22836" officeooo:paragraph-rsid="00a22836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a22836" officeooo:paragraph-rsid="00acd4a4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center" style:justify-single-word="false"/>
      <style:text-properties fo:font-size="12pt" fo:font-weight="bold" officeooo:rsid="00acd4a4" officeooo:paragraph-rsid="00ac7a27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center" style:justify-single-word="false"/>
      <style:text-properties fo:font-size="12pt" fo:font-weight="bold" officeooo:rsid="00acd4a4" officeooo:paragraph-rsid="00adb4a1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a22836" officeooo:paragraph-rsid="00a22836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a22836" officeooo:paragraph-rsid="00ac7a27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a22836" officeooo:paragraph-rsid="00acd4a4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a22836" officeooo:paragraph-rsid="00adb4a1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a22836" officeooo:paragraph-rsid="00a5db55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a22836" officeooo:paragraph-rsid="00a22836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a22836" officeooo:paragraph-rsid="00acd4a4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a22836" officeooo:paragraph-rsid="00adb4a1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ac7a27" officeooo:paragraph-rsid="00ac7a27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a0ac45" officeooo:paragraph-rsid="00ac264e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a0ac45" officeooo:paragraph-rsid="00ae9738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acd4a4" officeooo:paragraph-rsid="00acd4a4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ac7a27" officeooo:paragraph-rsid="00ac7a27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Times New Roman" fo:font-size="14pt" fo:font-style="normal" style:text-underline-style="none" fo:font-weight="normal" officeooo:rsid="00ba54f1" officeooo:paragraph-rsid="00ba54f1" style:font-size-asian="14pt" style:font-style-asian="normal" style:font-weight-asian="normal" style:font-size-complex="14pt" style:font-style-complex="normal" style:font-weight-complex="normal"/>
    </style:style>
    <style:style style:name="P62" style:family="paragraph" style:parent-style-name="Standard">
      <style:paragraph-properties fo:text-align="center" style:justify-single-word="false"/>
      <style:text-properties style:font-name="Times New Roman" fo:font-size="14pt" style:text-underline-style="none" fo:font-weight="bold" officeooo:rsid="00ac264e" officeooo:paragraph-rsid="00beb128" style:font-size-asian="14pt" style:font-weight-asian="bold" style:font-size-complex="14pt" style:font-weight-complex="bold"/>
    </style:style>
    <style:style style:name="P63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bold" officeooo:rsid="00ae9738" officeooo:paragraph-rsid="00beb128" style:font-size-asian="12pt" style:font-style-asian="normal" style:font-weight-asian="bold" style:font-size-complex="12pt" style:font-style-complex="normal" style:font-weight-complex="bold"/>
    </style:style>
    <style:style style:name="P64" style:family="paragraph" style:parent-style-name="Standard">
      <style:paragraph-properties fo:text-align="center" style:justify-single-word="false"/>
      <style:text-properties style:font-name="Times New Roman" fo:font-size="12pt" style:text-underline-style="none" fo:font-weight="bold" officeooo:rsid="00ac264e" officeooo:paragraph-rsid="00beb128" style:font-size-asian="12pt" style:font-weight-asian="bold" style:font-size-complex="12pt" style:font-weight-complex="bold"/>
    </style:style>
    <style:style style:name="P65" style:family="paragraph" style:parent-style-name="Standard">
      <style:paragraph-properties fo:text-align="center" style:justify-single-word="false"/>
      <style:text-properties style:font-name="Times New Roman" fo:font-size="12pt" style:text-underline-style="none" fo:font-weight="bold" officeooo:rsid="00ae9738" officeooo:paragraph-rsid="00beb128" style:font-size-asian="12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bold" officeooo:rsid="00ae9738" officeooo:paragraph-rsid="00beb128" style:font-size-asian="12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0af41e5" officeooo:paragraph-rsid="00beb128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text-align="end" style:justify-single-word="false"/>
      <style:text-properties style:font-name="Times New Roman" fo:font-weight="normal" officeooo:rsid="00a0ac45" officeooo:paragraph-rsid="00beb128" style:font-weight-asian="normal" style:font-weight-complex="normal"/>
    </style:style>
    <style:style style:name="P69" style:family="paragraph" style:parent-style-name="Standard">
      <style:paragraph-properties fo:text-align="end" style:justify-single-word="false"/>
      <style:text-properties style:font-name="Times New Roman" fo:font-weight="normal" officeooo:rsid="00a9fe5b" officeooo:paragraph-rsid="00beb128" style:font-weight-asian="normal" style:font-weight-complex="normal"/>
    </style:style>
    <style:style style:name="P70" style:family="paragraph" style:parent-style-name="Standard">
      <style:paragraph-properties fo:text-align="end" style:justify-single-word="false"/>
      <style:text-properties fo:font-size="14pt" style:text-underline-style="none" fo:font-weight="normal" officeooo:rsid="00a66a71" officeooo:paragraph-rsid="00beb128" style:font-size-asian="14pt" style:font-weight-asian="normal" style:font-size-complex="14pt" style:font-weight-complex="normal"/>
    </style:style>
    <style:style style:name="P71" style:family="paragraph" style:parent-style-name="Standard">
      <style:paragraph-properties fo:text-align="center" style:justify-single-word="false"/>
      <style:text-properties fo:font-size="14pt" style:text-underline-style="none" fo:font-weight="normal" officeooo:rsid="00a66a71" officeooo:paragraph-rsid="00beb128" style:font-size-asian="14pt" style:font-weight-asian="normal" style:font-size-complex="14pt" style:font-weight-complex="normal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Times New Roman" fo:font-size="14pt" fo:font-weight="bold" officeooo:rsid="00a66a71" style:font-size-asian="14pt" style:font-weight-asian="bold" style:font-size-complex="14pt" style:font-weight-complex="bold"/>
    </style:style>
    <style:style style:name="T4" style:family="text">
      <style:text-properties style:font-name="Times New Roman" fo:font-size="14pt" fo:font-weight="bold" officeooo:rsid="00a6b642" style:font-size-asian="14pt" style:font-weight-asian="bold" style:font-size-complex="14pt" style:font-weight-complex="bold"/>
    </style:style>
    <style:style style:name="T5" style:family="text">
      <style:text-properties style:font-name="Times New Roman" fo:font-size="14pt" fo:font-weight="bold" officeooo:rsid="00ac7a27" style:font-size-asian="14pt" style:font-weight-asian="bold" style:font-size-complex="14pt" style:font-weight-complex="bold"/>
    </style:style>
    <style:style style:name="T6" style:family="text">
      <style:text-properties style:font-name="Times New Roman" fo:font-size="14pt" fo:font-weight="bold" officeooo:rsid="00acd4a4" style:font-size-asian="14pt" style:font-weight-asian="bold" style:font-size-complex="14pt" style:font-weight-complex="bold"/>
    </style:style>
    <style:style style:name="T7" style:family="text">
      <style:text-properties style:font-name="Times New Roman" fo:font-size="14pt" fo:font-weight="bold" officeooo:rsid="00adb4a1" style:font-size-asian="14pt" style:font-weight-asian="bold" style:font-size-complex="14pt" style:font-weight-complex="bold"/>
    </style:style>
    <style:style style:name="T8" style:family="text">
      <style:text-properties style:font-name="Times New Roman" fo:font-size="14pt" fo:font-weight="bold" officeooo:rsid="00ae9738" style:font-size-asian="14pt" style:font-weight-asian="bold" style:font-size-complex="14pt" style:font-weight-complex="bold"/>
    </style:style>
    <style:style style:name="T9" style:family="text">
      <style:text-properties style:font-name="Times New Roman" fo:font-size="14pt" fo:font-weight="bold" officeooo:rsid="00b18158" style:font-size-asian="14pt" style:font-weight-asian="bold" style:font-size-complex="14pt" style:font-weight-complex="bold"/>
    </style:style>
    <style:style style:name="T10" style:family="text">
      <style:text-properties style:font-name="Times New Roman" fo:font-size="14pt" fo:font-style="italic" fo:font-weight="bold" officeooo:rsid="00ae9738" style:font-size-asian="14pt" style:font-style-asian="italic" style:font-weight-asian="bold" style:font-size-complex="14pt" style:font-style-complex="italic" style:font-weight-complex="bold"/>
    </style:style>
    <style:style style:name="T11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12" style:family="text">
      <style:text-properties style:font-name="Times New Roman" fo:font-size="10pt" fo:font-weight="normal" officeooo:rsid="00a22836" style:font-size-asian="10pt" style:font-weight-asian="normal" style:font-size-complex="10pt" style:font-weight-complex="normal"/>
    </style:style>
    <style:style style:name="T13" style:family="text">
      <style:text-properties style:font-name="Times New Roman" fo:font-size="10pt" fo:font-weight="normal" officeooo:rsid="00a5db55" style:font-size-asian="10pt" style:font-weight-asian="normal" style:font-size-complex="10pt" style:font-weight-complex="normal"/>
    </style:style>
    <style:style style:name="T14" style:family="text">
      <style:text-properties style:font-name="Times New Roman" fo:font-size="10pt" style:text-underline-style="none" style:font-size-asian="10pt" style:font-size-complex="10pt"/>
    </style:style>
    <style:style style:name="T15" style:family="text">
      <style:text-properties style:font-name="Times New Roman" fo:font-size="10pt" style:text-underline-style="none" officeooo:rsid="00a5db55" style:font-size-asian="10pt" style:font-size-complex="10pt"/>
    </style:style>
    <style:style style:name="T16" style:family="text">
      <style:text-properties style:font-name="Times New Roman" fo:font-weight="bold" style:font-weight-asian="bold" style:font-weight-complex="bold"/>
    </style:style>
    <style:style style:name="T17" style:family="text">
      <style:text-properties style:font-name="Times New Roman" fo:font-weight="bold" officeooo:rsid="00acd4a4" style:font-weight-asian="bold" style:font-weight-complex="bold"/>
    </style:style>
    <style:style style:name="T18" style:family="text">
      <style:text-properties style:font-name="Times New Roman" fo:font-weight="bold" officeooo:rsid="00ae9738" style:font-weight-asian="bold" style:font-weight-complex="bold"/>
    </style:style>
    <style:style style:name="T19" style:family="text">
      <style:text-properties style:font-name="Times New Roman" fo:font-weight="bold" officeooo:rsid="00beb128" style:font-weight-asian="bold" style:font-weight-complex="bold"/>
    </style:style>
    <style:style style:name="T20" style:family="text">
      <style:text-properties style:font-name="Times New Roman" fo:font-style="italic" fo:font-weight="bold" officeooo:rsid="00ae9738" style:font-style-asian="italic" style:font-weight-asian="bold" style:font-style-complex="italic" style:font-weight-complex="bold"/>
    </style:style>
    <style:style style:name="T21" style:family="text">
      <style:text-properties style:font-name="Times New Roman" fo:font-style="italic" fo:font-weight="bold" officeooo:rsid="00beb128" style:font-style-asian="italic" style:font-weight-asian="bold" style:font-style-complex="italic" style:font-weight-complex="bold"/>
    </style:style>
    <style:style style:name="T22" style:family="text">
      <style:text-properties officeooo:rsid="00a66a71"/>
    </style:style>
    <style:style style:name="T23" style:family="text">
      <style:text-properties fo:font-size="14pt" fo:font-weight="bold" style:font-size-asian="14pt" style:font-weight-asian="bold" style:font-size-complex="14pt" style:font-weight-complex="bold"/>
    </style:style>
    <style:style style:name="T24" style:family="text">
      <style:text-properties fo:font-size="14pt" fo:font-weight="bold" officeooo:rsid="00a66a71" style:font-size-asian="14pt" style:font-weight-asian="bold" style:font-size-complex="14pt" style:font-weight-complex="bold"/>
    </style:style>
    <style:style style:name="T25" style:family="text">
      <style:text-properties fo:font-size="14pt" fo:font-weight="bold" officeooo:rsid="00ae9738" style:font-size-asian="14pt" style:font-weight-asian="bold" style:font-size-complex="14pt" style:font-weight-complex="bold"/>
    </style:style>
    <style:style style:name="T26" style:family="text">
      <style:text-properties fo:font-size="14pt" fo:font-weight="bold" officeooo:rsid="00b84962" style:font-size-asian="14pt" style:font-weight-asian="bold" style:font-size-complex="14pt" style:font-weight-complex="bold"/>
    </style:style>
    <style:style style:name="T27" style:family="text">
      <style:text-properties fo:font-size="14pt" fo:font-weight="bold" officeooo:rsid="00bdbaef" style:font-size-asian="14pt" style:font-weight-asian="bold" style:font-size-complex="14pt" style:font-weight-complex="bold"/>
    </style:style>
    <style:style style:name="T28" style:family="text">
      <style:text-properties fo:font-size="14pt" style:font-size-asian="14pt" style:font-size-complex="14pt"/>
    </style:style>
    <style:style style:name="T29" style:family="text">
      <style:text-properties fo:font-size="14pt" officeooo:rsid="00b18158" style:font-size-asian="14pt" style:font-size-complex="14pt"/>
    </style:style>
    <style:style style:name="T30" style:family="text">
      <style:text-properties fo:font-size="14pt" officeooo:rsid="00b90c98" style:font-size-asian="14pt" style:font-size-complex="14pt"/>
    </style:style>
    <style:style style:name="T31" style:family="text">
      <style:text-properties fo:font-size="14pt" officeooo:rsid="00ba54f1" style:font-size-asian="14pt" style:font-size-complex="14pt"/>
    </style:style>
    <style:style style:name="T32" style:family="text">
      <style:text-properties fo:font-size="14pt" officeooo:rsid="00bdbaef" style:font-size-asian="14pt" style:font-size-complex="14pt"/>
    </style:style>
    <style:style style:name="T33" style:family="text">
      <style:text-properties fo:font-size="14pt" fo:font-style="italic" fo:font-weight="bold" officeooo:rsid="00b84962" style:font-size-asian="14pt" style:font-style-asian="italic" style:font-weight-asian="bold" style:font-size-complex="14pt" style:font-style-complex="italic" style:font-weight-complex="bold"/>
    </style:style>
    <style:style style:name="T34" style:family="text">
      <style:text-properties fo:font-size="14pt" fo:font-style="italic" style:font-size-asian="14pt" style:font-style-asian="italic" style:font-size-complex="14pt" style:font-style-complex="italic"/>
    </style:style>
    <style:style style:name="T35" style:family="text">
      <style:text-properties fo:font-size="14pt" fo:font-style="italic" officeooo:rsid="00ba54f1" style:font-size-asian="14pt" style:font-style-asian="italic" style:font-size-complex="14pt" style:font-style-complex="italic"/>
    </style:style>
    <style:style style:name="T36" style:family="text">
      <style:text-properties officeooo:rsid="00a895f3"/>
    </style:style>
    <style:style style:name="T37" style:family="text">
      <style:text-properties officeooo:rsid="00ac7a27"/>
    </style:style>
    <style:style style:name="T38" style:family="text">
      <style:text-properties fo:font-size="12pt" style:font-size-asian="12pt" style:font-size-complex="12pt"/>
    </style:style>
    <style:style style:name="T39" style:family="text">
      <style:text-properties fo:font-size="12pt" officeooo:rsid="00a66a71" style:font-size-asian="12pt" style:font-size-complex="12pt"/>
    </style:style>
    <style:style style:name="T40" style:family="text">
      <style:text-properties officeooo:rsid="00acd4a4"/>
    </style:style>
    <style:style style:name="T41" style:family="text">
      <style:text-properties officeooo:rsid="00adb4a1"/>
    </style:style>
    <style:style style:name="T42" style:family="text">
      <style:text-properties officeooo:rsid="00b0fa8b"/>
    </style:style>
    <style:style style:name="T43" style:family="text">
      <style:text-properties officeooo:rsid="00b1f77b"/>
    </style:style>
    <style:style style:name="T44" style:family="text">
      <style:text-properties officeooo:rsid="00b70d3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<text:span text:style-name="T24">Modified APA Formatting for Marron </text:span><text:span text:style-name="T23">Document</text:span><text:span text:style-name="T24">s</text:span></text:p>
      <text:p text:style-name="P13"><text:span text:style-name="T39">B</text:span><text:span text:style-name="T38">elow you will find</text:span><text:span text:style-name="T28"> i) a guide to the organizational format for all homework assignments (unless duly noted), ii) the format for the Pull</text:span><text:span text:style-name="T29">um</text:span><text:span text:style-name="T28"> critique, iii) the format for the critique of <text:s/>“Charlotte’s Web,” </text:span><text:span text:style-name="T32">and iv) the format for answering questions from the novel, “Bless Me, Ultima.”</text:span></text:p>
      <text:p text:style-name="P7">---------------------------------------------------------------------------------------------------------------------------------------</text:p>
      <text:p text:style-name="P2"><text:span text:style-name="T42">Your </text:span>Name</text:p>
      <text:p text:style-name="P2">IT <text:span text:style-name="T36"># </text:span>(Marron)</text:p>
      <text:p text:style-name="P9">HW_#</text:p>
      <text:p text:style-name="P8">Date</text:p>
      <text:p text:style-name="P6"/>
      <text:p text:style-name="P40"><text:span text:style-name="T3">Task </text:span><text:span text:style-name="T4">1</text:span><text:span text:style-name="T3">: </text:span><text:span text:style-name="T2">Title </text:span><text:span text:style-name="T5">of Task</text:span><text:span text:style-name="T11"> </text:span><text:span text:style-name="T12">(14pt Times New Roman, center, bold)</text:span></text:p>
      <text:p text:style-name="P44"/>
      <text:p text:style-name="P42"><text:span text:style-name="T40">Main </text:span><text:span text:style-name="T37">Heading </text:span><text:span text:style-name="T40">1</text:span><text:span text:style-name="T37"> (</text:span><text:span text:style-name="T22">Level 1</text:span><text:span text:style-name="T37">)</text:span> <text:span text:style-name="T11">(1</text:span><text:span text:style-name="T13">2</text:span><text:span text:style-name="T11">pt Times New Roman, </text:span><text:span text:style-name="T13">center</text:span><text:span text:style-name="T11">, bold)</text:span></text:p>
      <text:p text:style-name="P52"><text:span text:style-name="T37">Subheading </text:span><text:span text:style-name="T40">1 </text:span><text:span text:style-name="T37"><text:s/>(</text:span><text:span text:style-name="T22">Level 2</text:span><text:span text:style-name="T37">)</text:span><text:span text:style-name="T22"> </text:span><text:span text:style-name="T14">(1</text:span><text:span text:style-name="T15">2</text:span><text:span text:style-name="T14">pt Times New Roman, </text:span><text:span text:style-name="T15">L</text:span><text:span text:style-name="T14">, </text:span><text:span text:style-name="T15">underline</text:span><text:span text:style-name="T14">)</text:span></text:p>
      <text:p text:style-name="P48"/>
      <text:p text:style-name="P54"><text:span text:style-name="T37">Subheading </text:span><text:span text:style-name="T40">2</text:span><text:span text:style-name="T37"> (</text:span><text:span text:style-name="T22">Level 2</text:span><text:span text:style-name="T37">)</text:span><text:span text:style-name="T22"> </text:span></text:p>
      <text:p text:style-name="P48"/>
      <text:p text:style-name="P54"><text:span text:style-name="T37">Subheading </text:span><text:span text:style-name="T40">3</text:span><text:span text:style-name="T37"> (</text:span><text:span text:style-name="T22">Level 2</text:span><text:span text:style-name="T37">)</text:span><text:span text:style-name="T22"> </text:span></text:p>
      <text:p text:style-name="P54"/>
      <text:p text:style-name="P59">etc</text:p>
      <text:p text:style-name="P48"/>
      <text:p text:style-name="P46">Main Heading 2</text:p>
      <text:p text:style-name="P54"><text:span text:style-name="T37">Subheading </text:span><text:span text:style-name="T40">1</text:span></text:p>
      <text:p text:style-name="P49"/>
      <text:p text:style-name="P54"><text:span text:style-name="T37">Subheading </text:span><text:span text:style-name="T40">2</text:span></text:p>
      <text:p text:style-name="P53"/>
      <text:p text:style-name="P59">etc …...</text:p>
      <text:p text:style-name="P59"/>
      <text:p text:style-name="P41"><text:span text:style-name="T3">Task </text:span><text:span text:style-name="T6">2</text:span><text:span text:style-name="T3">: </text:span><text:span text:style-name="T2">Title </text:span><text:span text:style-name="T5">of Task</text:span><text:span text:style-name="T11"> </text:span></text:p>
      <text:p text:style-name="P45"/>
      <text:p text:style-name="P43"><text:span text:style-name="T40">Main </text:span><text:span text:style-name="T37">Heading </text:span><text:span text:style-name="T40">1</text:span></text:p>
      <text:p text:style-name="P54"><text:span text:style-name="T37">Subheading</text:span><text:span text:style-name="T40">1 </text:span></text:p>
      <text:p text:style-name="P50"/>
      <text:p text:style-name="P54"><text:span text:style-name="T37">Subheading </text:span><text:span text:style-name="T40">2</text:span></text:p>
      <text:p text:style-name="P50"/>
      <text:p text:style-name="P54"><text:span text:style-name="T37">Subheading </text:span><text:span text:style-name="T40">3</text:span></text:p>
      <text:p text:style-name="P56"/>
      <text:p text:style-name="P60">etc…….</text:p>
      <text:p text:style-name="P35"/>
      <text:p text:style-name="P51"/>
      <text:p text:style-name="P47">Main Heading 2</text:p>
      <text:p text:style-name="P55"><text:span text:style-name="T37">Subheading </text:span><text:span text:style-name="T40">1</text:span></text:p>
      <text:p text:style-name="P51"/>
      <text:p text:style-name="P55"><text:span text:style-name="T37">Subheading </text:span><text:span text:style-name="T40">2</text:span></text:p>
      <text:p text:style-name="P55"/>
      <text:p text:style-name="P31">etc…..</text:p>
      <text:p text:style-name="P16"><text:soft-page-break/>------------------------------------------------------------------------------------------------------------------</text:p>
      <text:p text:style-name="P3"><text:span text:style-name="T42">Your </text:span>Name</text:p>
      <text:p text:style-name="P3">IT <text:span text:style-name="T36"># </text:span>(Marron)</text:p>
      <text:p text:style-name="P10">HW_#</text:p>
      <text:p text:style-name="P19">Date</text:p>
      <text:p text:style-name="P16"/>
      <text:p text:style-name="P57"><text:span text:style-name="T3">Task </text:span><text:span text:style-name="T7">1</text:span><text:span text:style-name="T3">: </text:span><text:span text:style-name="T6">A Critique of G. Pull</text:span><text:span text:style-name="T9">um</text:span><text:span text:style-name="T6">’s, </text:span><text:span text:style-name="T7">“Land of the Free”</text:span></text:p>
      <text:p text:style-name="P14"/>
      <text:p text:style-name="P26">Introduction</text:p>
      <text:p text:style-name="P26"/>
      <text:p text:style-name="P26"/>
      <text:p text:style-name="P26">Evaluation <text:span text:style-name="T41">of </text:span>Criticism<text:span text:style-name="T41">s</text:span></text:p>
      <text:p text:style-name="P33"><text:s/>Pull<text:span text:style-name="T43">um</text:span> <text:span text:style-name="T41">C</text:span>riticism #1</text:p>
      <text:p text:style-name="P33"/>
      <text:p text:style-name="P33"/>
      <text:p text:style-name="P33"/>
      <text:p text:style-name="P33"><text:s/>Pull<text:span text:style-name="T43">um</text:span> <text:span text:style-name="T41">C</text:span>riticism #<text:span text:style-name="T41">2</text:span></text:p>
      <text:p text:style-name="P26">Conclusion</text:p>
      <text:p text:style-name="P30"/>
      <text:p text:style-name="P16"/>
      <text:p text:style-name="P16">------------------------------------------------------------------------------------------------------------------</text:p>
      <text:p text:style-name="P4">Name</text:p>
      <text:p text:style-name="P4">IT <text:span text:style-name="T36"># </text:span>(Marron)</text:p>
      <text:p text:style-name="P11">HW_#</text:p>
      <text:p text:style-name="P20">Date</text:p>
      <text:p text:style-name="P17"/>
      <text:p text:style-name="P58"><text:span text:style-name="T3">Task </text:span><text:span text:style-name="T7">1</text:span><text:span text:style-name="T3">: <text:s/></text:span><text:span text:style-name="T6">A Critique of </text:span><text:span text:style-name="T8">E.B. White’s, </text:span><text:span text:style-name="T10">Charlotte’s Web</text:span></text:p>
      <text:p text:style-name="P15"/>
      <text:p text:style-name="P27">Introduction</text:p>
      <text:p text:style-name="P27"/>
      <text:p text:style-name="P27"/>
      <text:p text:style-name="P28">Major Theme Development</text:p>
      <text:p text:style-name="P34">Theme 1</text:p>
      <text:p text:style-name="P34"/>
      <text:p text:style-name="P34"/>
      <text:p text:style-name="P34">Theme 2</text:p>
      <text:p text:style-name="P34"/>
      <text:p text:style-name="P28">Character Development</text:p>
      <text:p text:style-name="P34">Character 1</text:p>
      <text:p text:style-name="P34"/>
      <text:p text:style-name="P34"/>
      <text:p text:style-name="P34">Character 2</text:p>
      <text:p text:style-name="P34"/>
      <text:p text:style-name="P34"/>
      <text:p text:style-name="P34"/>
      <text:p text:style-name="P34"/>
      <text:p text:style-name="P34"/>
      <text:p text:style-name="P28"><text:soft-page-break/>Story Arc<text:span text:style-name="T44">s</text:span></text:p>
      <text:p text:style-name="P29"/>
      <text:p text:style-name="P29"/>
      <text:p text:style-name="P29"/>
      <text:p text:style-name="P28">Writing Style</text:p>
      <text:p text:style-name="P28"/>
      <text:p text:style-name="P28"/>
      <text:p text:style-name="P28">Conclusion</text:p>
      <text:p text:style-name="P29"/>
      <text:p text:style-name="P29"/>
      <text:p text:style-name="P18">------------------------------------------------------------------------------------------------------------------</text:p>
      <text:p text:style-name="P5">Name</text:p>
      <text:p text:style-name="P5">IT <text:span text:style-name="T36"># </text:span>(Marron)</text:p>
      <text:p text:style-name="P12">HW_#</text:p>
      <text:p text:style-name="P21">Date</text:p>
      <text:p text:style-name="P18"/>
      <text:p text:style-name="P32"><text:span text:style-name="T24">Task </text:span><text:span text:style-name="T27">#</text:span><text:span text:style-name="T24">: <text:s/></text:span><text:span text:style-name="T26">Study Guide Questions</text:span><text:span text:style-name="T25">, </text:span><text:span text:style-name="T33">Bless Me, Ultima</text:span></text:p>
      <text:p text:style-name="P22"/>
      <text:p text:style-name="P23">Ch, 1</text:p>
      <text:p text:style-name="P36"><text:span text:style-name="T28">Q1. </text:span><text:span text:style-name="T34">Restate the question in italics. For example, Who is Ultima and why does she come to live with Antonio’s family?</text:span></text:p>
      <text:p text:style-name="P36"><text:span text:style-name="T28">Provide the answer directly beneath the question (normal, 12 pt Times New Roman font) freely using as much space <text:s/>/ paragraphs as you deem necessary. </text:span><text:span text:style-name="T30">S</text:span><text:span text:style-name="T28">kip a line between the end of the last answer and the next question. </text:span><text:span text:style-name="T30">Repeat the format until all questions are answered.</text:span></text:p>
      <text:p text:style-name="P24"/>
      <text:p text:style-name="P37"><text:span text:style-name="T28">Q</text:span><text:span text:style-name="T30">2</text:span><text:span text:style-name="T28">. </text:span><text:span text:style-name="T35">What is ...</text:span><text:span text:style-name="T34">?</text:span></text:p>
      <text:p text:style-name="P25">The answer is ……...</text:p>
      <text:p text:style-name="P24"/>
      <text:p text:style-name="P38"><text:span text:style-name="T28">Q</text:span><text:span text:style-name="T31">3</text:span><text:span text:style-name="T28">. </text:span><text:span text:style-name="T35">How does ...</text:span><text:span text:style-name="T34">?</text:span></text:p>
      <text:p text:style-name="P25">The answer is ………</text:p>
      <text:p text:style-name="P25"/>
      <text:p text:style-name="P25">etc.</text:p>
      <text:p text:style-name="P25">------------------------------------------------------------------------------------------------------------------</text:p>
      <text:p text:style-name="P25"/>
      <text:p text:style-name="P68">Name</text:p>
      <text:p text:style-name="P68">IT <text:span text:style-name="T36"># </text:span>(Marron)</text:p>
      <text:p text:style-name="P69">HW_#</text:p>
      <text:p text:style-name="P70"><text:span text:style-name="T1">Date</text:span></text:p>
      <text:p text:style-name="P70"><text:span text:style-name="T16"/></text:p>
      <text:p text:style-name="P70"><text:span text:style-name="T16"><text:s text:c="2"/></text:span></text:p>
      <text:p text:style-name="P71"><text:span text:style-name="T19">Final Exam: </text:span><text:span text:style-name="T17">A Critique of </text:span><text:span text:style-name="T19">Rudolfo Anaya</text:span><text:span text:style-name="T18">’s, </text:span><text:span text:style-name="T21">Bless Me, Ultima</text:span></text:p>
      <text:p text:style-name="P62"/>
      <text:p text:style-name="P64">Introduction</text:p>
      <text:p text:style-name="P64"/>
      <text:p text:style-name="P64"><text:soft-page-break/></text:p>
      <text:p text:style-name="P65">Major Theme Development</text:p>
      <text:p text:style-name="P67">Theme 1</text:p>
      <text:p text:style-name="P67"/>
      <text:p text:style-name="P67"/>
      <text:p text:style-name="P67">Theme 2</text:p>
      <text:p text:style-name="P67"/>
      <text:p text:style-name="P65">Character Development</text:p>
      <text:p text:style-name="P67">Character 1</text:p>
      <text:p text:style-name="P67"/>
      <text:p text:style-name="P67"/>
      <text:p text:style-name="P67">Character 2</text:p>
      <text:p text:style-name="P67"/>
      <text:p text:style-name="P67"/>
      <text:p text:style-name="P65">Story Arc<text:span text:style-name="T44">s</text:span></text:p>
      <text:p text:style-name="P66"/>
      <text:p text:style-name="P66"/>
      <text:p text:style-name="P66"/>
      <text:p text:style-name="P65">Writing Style</text:p>
      <text:p text:style-name="P65"/>
      <text:p text:style-name="P65"/>
      <text:p text:style-name="P65">Conclusion</text:p>
      <text:p text:style-name="P6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-0.0929in" svg:y="-0.3571in" svg:width="1.4862in" svg:height="0.6728in" draw:z-index="3"><draw:image xlink:href="Pictures/1000000100000438000001E9AD04E7590B266636.png" xlink:type="simple" xlink:show="embed" xlink:actuate="onLoad" draw:mime-type="image/png"/></draw:frame></text:p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4:49:03.066163630</meta:creation-date>
    <dc:date>2025-07-15T14:43:31.657123991</dc:date>
    <meta:editing-duration>PT12H8M49S</meta:editing-duration>
    <meta:editing-cycles>120</meta:editing-cycles>
    <meta:generator>LibreOffice/7.3.7.2$Linux_X86_64 LibreOffice_project/30$Build-2</meta:generator>
    <meta:document-statistic meta:table-count="0" meta:image-count="1" meta:object-count="0" meta:page-count="4" meta:paragraph-count="85" meta:word-count="336" meta:character-count="2465" meta:non-whitespace-character-count="2200"/>
  </office:meta>
</office:document-meta>
</file>